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b4" officeooo:paragraph-rsid="001b7ab4"/>
    </style:style>
    <style:style style:name="P2" style:family="paragraph" style:parent-style-name="Standard">
      <style:text-properties officeooo:rsid="001b7ab4" officeooo:paragraph-rsid="0019130b"/>
    </style:style>
    <style:style style:name="P3" style:family="paragraph" style:parent-style-name="Standard">
      <style:text-properties officeooo:rsid="001ba73a" officeooo:paragraph-rsid="001ba73a"/>
    </style:style>
    <style:style style:name="P4" style:family="paragraph" style:parent-style-name="Standard">
      <style:text-properties officeooo:rsid="001efbed" officeooo:paragraph-rsid="001efbed"/>
    </style:style>
    <style:style style:name="P5" style:family="paragraph" style:parent-style-name="Standard">
      <style:text-properties officeooo:rsid="001efbed" officeooo:paragraph-rsid="001fb03e"/>
    </style:style>
    <style:style style:name="P6" style:family="paragraph" style:parent-style-name="Standard">
      <style:text-properties officeooo:rsid="001efbed" officeooo:paragraph-rsid="0023f2cd"/>
    </style:style>
    <style:style style:name="P7" style:family="paragraph" style:parent-style-name="Standard">
      <style:text-properties officeooo:rsid="002247e0" officeooo:paragraph-rsid="002247e0"/>
    </style:style>
    <style:style style:name="P8" style:family="paragraph" style:parent-style-name="Standard">
      <style:text-properties officeooo:rsid="002247e0" officeooo:paragraph-rsid="0023f2cd"/>
    </style:style>
    <style:style style:name="P9" style:family="paragraph" style:parent-style-name="Standard">
      <style:text-properties officeooo:rsid="0024cae4" officeooo:paragraph-rsid="0024cae4"/>
    </style:style>
    <style:style style:name="T1" style:family="text">
      <style:text-properties officeooo:rsid="001fb03e"/>
    </style:style>
    <style:style style:name="T2" style:family="text">
      <style:text-properties officeooo:rsid="002112f5"/>
    </style:style>
    <style:style style:name="T3" style:family="text">
      <style:text-properties officeooo:rsid="0023f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Les2015- var, let &amp; const</text:p>
      <text:p text:style-name="P3"/>
      <text:p text:style-name="P3">et str= ‘hi’</text:p>
      <text:p text:style-name="P3"><text:tab/>if (true) {</text:p>
      <text:p text:style-name="P3"><text:tab/><text:tab/>let str= ‘bye’ <text:s/>// <text:span text:style-name="T2">lazem aktob let</text:span></text:p>
      <text:p text:style-name="P3"><text:tab/>}</text:p>
      <text:p text:style-name="P3"><text:tab/>console.log(str);</text:p>
      <text:p text:style-name="P3">output: hi</text:p>
      <text:p text:style-name="P3"/>
      <text:p text:style-name="P3">var str = ‘hi’;</text:p>
      <text:p text:style-name="P3"><text:tab/>if(true) {</text:p>
      <text:p text:style-name="P3"><text:tab/><text:tab/>var str= ‘bye’;</text:p>
      <text:p text:style-name="P3"><text:tab/>}</text:p>
      <text:p text:style-name="P3"/>
      <text:p text:style-name="P3">console.log(str);</text:p>
      <text:p text:style-name="P3">output: bye</text:p>
      <text:p text:style-name="P3"/>
      <text:p text:style-name="P3">const str= ‘hi’;</text:p>
      <text:p text:style-name="P3">if (true) {</text:p>
      <text:p text:style-name="P3"><text:tab/>str= ‘bye’;</text:p>
      <text:p text:style-name="P3"><text:tab/>}</text:p>
      <text:p text:style-name="P3"/>
      <text:p text:style-name="P3">console.log(str);</text:p>
      <text:p text:style-name="P3">output: error ‘yolo’ is read-only</text:p>
      <text:p text:style-name="P3"/>
      <text:p text:style-name="P5">var d<text:span text:style-name="T2">ay= undefined;</text:span></text:p>
      <text:p text:style-name="P5"><text:span text:style-name="T1">d</text:span>ay= ‘today’;</text:p>
      <text:p text:style-name="P4">if(true) {</text:p>
      <text:p text:style-name="P4"><text:tab/>var day= ‘ tomorrow’;</text:p>
      <text:p text:style-name="P4"><text:tab/>}</text:p>
      <text:p text:style-name="P4"/>
      <text:p text:style-name="P4">console.log(day);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let object = {</text:p>
      <text:p text:style-name="P7"><text:tab/>collection: [‘patrick’, ‘scott’, ‘mike’] ,</text:p>
      <text:p text:style-name="P7"><text:tab/>domain: ‘angularclass.com’ ,</text:p>
      <text:p text:style-name="P7"><text:tab/>method: function() {</text:p>
      <text:p text:style-name="P7"><text:tab/><text:tab/>return this.collection.map(item =&gt; {</text:p>
      <text:p text:style-name="P7"><text:tab/><text:tab/><text:tab/>return ‘${ item }@${ this.domain )’</text:p>
      <text:p text:style-name="P7"><text:tab/><text:tab/><text:tab/>});</text:p>
      <text:p text:style-name="P7"><text:tab/><text:tab/>}</text:p>
      <text:p text:style-name="P7">}</text:p>
      <text:p text:style-name="P7">console.log(object.method());</text:p>
      <text:p text:style-name="P7"/>
      <text:p text:style-name="P6"/>
      <text:p text:style-name="P8">let object = {</text:p>
      <text:p text:style-name="P8"><text:tab/>collection: [‘patrick’, ‘scott’, ‘mike’] ,</text:p>
      <text:p text:style-name="P8"><text:tab/>domain: ‘angularclass.com’ ,</text:p>
      <text:p text:style-name="P8"><text:tab/>method: function() {</text:p>
      <text:p text:style-name="P8"><text:tab/><text:tab/><text:span text:style-name="T3">var _this= this;</text:span></text:p>
      <text:p text:style-name="P8"><text:tab/><text:tab/>return this.collection.map(<text:span text:style-name="T3">function ( item ) </text:span></text:p>
      <text:p text:style-name="P8"><text:tab/><text:tab/><text:tab/>return <text:span text:style-name="T3">item + ‘@’ + _this.domain;</text:span></text:p>
      <text:p text:style-name="P8"><text:tab/><text:tab/><text:tab/>});</text:p>
      <text:p text:style-name="P8"><text:tab/><text:tab/>}</text:p>
      <text:p text:style-name="P8">}</text:p>
      <text:p text:style-name="P8">console.log(object.method());</text:p>
      <text:p text:style-name="P8"/>
      <text:p text:style-name="P8"/>
      <text:p text:style-name="P8"/>
      <text:p text:style-name="P8"/>
      <text:p text:style-name="P9">el bind bterbo6 eshe b function 3ashan testa5dmo la later execution</text:p>
      <text:p text:style-name="P8"/>
      <text:p text:style-name="P9">function prefixer(prefix) {</text:p>
      <text:p text:style-name="P9"><text:tab/><text:tab/>this.prefix = prefix;</text:p>
      <text:p text:style-name="P9"><text:tab/>}</text:p>
      <text:p text:style-name="P9"/>
      <text:p text:style-name="P9"/>
      <text:p text:style-name="P9">prefixer.prototype.prefixarray = function (arr) {</text:p>
      <text:p text:style-name="P9"><text:tab/>let that = this; *** deleted </text:p>
      <text:p text:style-name="P9"><text:tab/>return arr.map(function (x) { *** delete function (x) =&gt;</text:p>
      <text:p text:style-name="P9"><text:tab/><text:tab/>console.log(that.prefix + x); *** that : this</text:p>
      <text:p text:style-name="P9"><text:tab/>});</text:p>
      <text:p text:style-name="P9">}</text:p>
      <text:p text:style-name="P9"/>
      <text:p text:style-name="P9">let pre= new prefixer(‘hello’);</text:p>
      <text:p text:style-name="P9">pre.prefixarray([‘brad’, ‘jeff’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1:23:50.283649076</meta:creation-date>
    <meta:editing-duration>P1DT2H38M30S</meta:editing-duration>
    <meta:editing-cycles>9</meta:editing-cycles>
    <meta:generator>LibreOffice/5.1.6.2$Linux_X86_64 LibreOffice_project/10m0$Build-2</meta:generator>
    <dc:date>2017-10-02T15:02:53.363321434</dc:date>
    <meta:document-statistic meta:table-count="0" meta:image-count="0" meta:object-count="0" meta:page-count="2" meta:paragraph-count="58" meta:word-count="178" meta:character-count="1203" meta:non-whitespace-character-count="1031"/>
  </office:meta>
</office:document-meta>
</file>